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3.034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od1">
      <style:table-properties table:display="true" style:writing-mode="lr-tb"/>
    </style:style>
    <style:style style:name="ce1" style:family="table-cell" style:parent-style-name="Default" style:data-style-name="N120">
      <style:table-cell-properties fo:background-color="#434343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2">
      <style:table-cell-properties fo:background-color="#dae5f3" style:text-align-source="fix" style:repeat-content="false" fo:wrap-option="wrap" style:vertical-align="bottom"/>
      <style:paragraph-properties fo:text-align="start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2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2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fo:background-color="#dae5f3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0">
      <style:table-cell-properties fo:background-color="#999999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fo:background-color="#f3f3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113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453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04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23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3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line-through-style="non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od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5"/>
        <table:table-column table:style-name="co1" table:number-columns-repeated="4" table:default-cell-style-name="ce8"/>
        <table:table-column table:style-name="co1" table:default-cell-style-name="ce1"/>
        <table:table-column table:style-name="co2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office:annotation draw:style-name="gr1" draw:text-style-name="P1" svg:width="3.387cm" svg:height="0.516cm" svg:x="4.535cm" svg:y="0.026cm" draw:caption-point-x="-0.487cm" draw:caption-point-y="-0.016cm">
              <dc:date>1899-12-30T00:00:00</dc:date>
              <text:p text:style-name="P1"><text:span text:style-name="T1">(Required) </text:span></text:p>
            </office:annotation>
            <text:p>Start Date</text:p>
          </table:table-cell>
          <table:table-cell office:value-type="string" calcext:value-type="string">
            <office:annotation draw:style-name="gr1" draw:text-style-name="P1" svg:width="3.387cm" svg:height="0.516cm" svg:x="8.197cm" svg:y="0.026cm" draw:caption-point-x="-0.09cm" draw:caption-point-y="-0.016cm">
              <dc:date>1899-12-30T00:00:00</dc:date>
              <text:p text:style-name="P1"><text:span text:style-name="T1">(Optional) </text:span></text:p>
            </office:annotation>
            <text:p>End Date</text:p>
          </table:table-cell>
          <table:table-cell office:value-type="string" calcext:value-type="string">
            <office:annotation draw:style-name="gr1" draw:text-style-name="P1" svg:width="3.387cm" svg:height="0.516cm" svg:x="11.383cm" svg:y="0.026cm" draw:caption-point-x="0.783cm" draw:caption-point-y="-0.016cm">
              <dc:date>1899-12-30T00:00:00</dc:date>
              <text:p text:style-name="P1"><text:span text:style-name="T1">(Required)</text:span></text:p>
            </office:annotation>
            <text:p>Headline</text:p>
          </table:table-cell>
          <table:table-cell office:value-type="string" calcext:value-type="string">
            <office:annotation draw:style-name="gr1" draw:text-style-name="P1" svg:width="3.387cm" svg:height="0.516cm" svg:x="12.742cm" svg:y="0.026cm" draw:caption-point-x="3.482cm" draw:caption-point-y="-0.016cm">
              <dc:date>1899-12-30T00:00:00</dc:date>
              <text:p text:style-name="P1"><text:span text:style-name="T1">(Optional) </text:span></text:p>
            </office:annotation>
            <text:p>Text</text:p>
          </table:table-cell>
          <table:table-cell office:value-type="string" calcext:value-type="string">
            <office:annotation draw:style-name="gr2" draw:text-style-name="P1" svg:width="3.387cm" svg:height="3.116cm" svg:x="16.801cm" svg:y="0.026cm" draw:caption-point-x="3.482cm" draw:caption-point-y="-0.016cm">
              <dc:date>1899-12-30T00:00:00</dc:date>
              <text:p text:style-name="P1"><text:span text:style-name="T1">(Optional) </text:span></text:p>
              <text:p text:style-name="P1"/>
              <text:p text:style-name="P1"><text:span text:style-name="T1">can be a link to:</text:span></text:p>
              <text:p text:style-name="P1"><text:span text:style-name="T1">youtube, vimeo, soundcloud, dailymotion, instagram, twit pic, twitter status, google plus status, wikipedia, or an image</text:span></text:p>
            </office:annotation>
            <text:p>Media</text:p>
          </table:table-cell>
          <table:table-cell office:value-type="string" calcext:value-type="string">
            <office:annotation draw:style-name="gr1" draw:text-style-name="P1" svg:width="3.387cm" svg:height="0.516cm" svg:x="20.86cm" svg:y="0.026cm" draw:caption-point-x="3.482cm" draw:caption-point-y="-0.016cm">
              <dc:date>1899-12-30T00:00:00</dc:date>
              <text:p text:style-name="P1"><text:span text:style-name="T1">(Optional) </text:span></text:p>
            </office:annotation>
            <text:p>Media Credit</text:p>
          </table:table-cell>
          <table:table-cell office:value-type="string" calcext:value-type="string">
            <office:annotation draw:style-name="gr1" draw:text-style-name="P1" svg:width="3.387cm" svg:height="0.516cm" svg:x="23.516cm" svg:y="0.026cm" draw:caption-point-x="4.884cm" draw:caption-point-y="-0.016cm">
              <dc:date>1899-12-30T00:00:00</dc:date>
              <text:p text:style-name="P1"><text:span text:style-name="T1">(Optional) </text:span></text:p>
            </office:annotation>
            <text:p>Media Caption</text:p>
          </table:table-cell>
          <table:table-cell office:value-type="string" calcext:value-type="string">
            <office:annotation draw:style-name="gr3" draw:text-style-name="P1" svg:width="3.387cm" svg:height="1.776cm" svg:x="27.575cm" svg:y="0.026cm" draw:caption-point-x="4.884cm" draw:caption-point-y="-0.016cm">
              <dc:date>1899-12-30T00:00:00</dc:date>
              <text:p text:style-name="P1"><text:span text:style-name="T1">(Optional) </text:span></text:p>
              <text:p text:style-name="P1"><text:span text:style-name="T1">Link to a image file. The image should be no larger than 32px x 32px.</text:span></text:p>
            </office:annotation>
            <text:p>Media Thumbnail</text:p>
          </table:table-cell>
          <table:table-cell office:value-type="string" calcext:value-type="string">
            <office:annotation draw:style-name="gr4" draw:text-style-name="P1" svg:width="3.387cm" svg:height="3.511cm" svg:x="31.634cm" svg:y="0.026cm" draw:caption-point-x="4.884cm" draw:caption-point-y="-0.016cm">
              <dc:date>1899-12-30T00:00:00</dc:date>
              <text:p text:style-name="P1"><text:span text:style-name="T1">(Optional) </text:span></text:p>
              <text:p text:style-name="P1"><text:span text:style-name="T1">This indicates which slide is the title slide.</text:span></text:p>
              <text:p text:style-name="P1"/>
              <text:p text:style-name="P1"><text:span text:style-name="T1">You can also set era slides but please note that era slides will only display headlines and dates (no media)</text:span></text:p>
              <text:p text:style-name="P1"/>
            </office:annotation>
            <text:p>Type</text:p>
          </table:table-cell>
          <table:table-cell office:value-type="string" calcext:value-type="string">
            <office:annotation draw:style-name="gr5" draw:text-style-name="P1" svg:width="3.387cm" svg:height="2.091cm" svg:x="34.668cm" svg:y="0.026cm" draw:caption-point-x="4.884cm" draw:caption-point-y="-0.016cm">
              <dc:date>1899-12-30T00:00:00</dc:date>
              <text:p text:style-name="P1"><text:span text:style-name="T1">(Optional) </text:span></text:p>
              <text:p text:style-name="P1"><text:span text:style-name="T1">Tags (Categories) </text:span></text:p>
              <text:p text:style-name="P1"><text:span text:style-name="T1">You can have up to 6. If you define more than 6 some of them won't be displayed.</text:span></text:p>
            </office:annotation>
            <text:p>Tag</text:p>
          </table:table-cell>
          <table:table-cell table:number-columns-repeated="1014"/>
        </table:table-row>
        <table:table-row table:style-name="ro2">
          <table:table-cell table:style-name="ce2" office:value-type="float" office:value="41275" calcext:value-type="float">
            <text:p>1/1/2013 0:00:00</text:p>
          </table:table-cell>
          <table:table-cell table:style-name="ce2"/>
          <table:table-cell table:style-name="ce6" office:value-type="string" calcext:value-type="string">
            <text:p>Firma convenio PAS-CIPAC - DINARA</text:p>
          </table:table-cell>
          <table:table-cell table:style-name="ce6" office:value-type="string" calcext:value-type="string">
            <text:p>Convenio entre el PAS-CIPAC y la DINARA de apoyo entre instituciones</text:p>
          </table:table-cell>
          <table:table-cell table:style-name="ce6" table:number-columns-repeated="4"/>
          <table:table-cell table:style-name="ce6" office:value-type="string" calcext:value-type="string">
            <text:p>title</text:p>
          </table:table-cell>
          <table:table-cell table:style-name="ce9" office:value-type="string" calcext:value-type="string">
            <text:p>convenio</text:p>
          </table:table-cell>
          <table:table-cell table:number-columns-repeated="1014"/>
        </table:table-row>
        <table:table-row table:style-name="ro3">
          <table:table-cell table:style-name="ce3" office:value-type="float" office:value="41796.375" calcext:value-type="float">
            <text:p>6/6/2014 9:00:00</text:p>
          </table:table-cell>
          <table:table-cell table:style-name="ce4" office:value-type="float" office:value="41796.8" calcext:value-type="float">
            <text:p>6/6/2014 19:12:00</text:p>
          </table:table-cell>
          <table:table-cell table:style-name="ce7" office:value-type="string" calcext:value-type="string">
            <text:p>Primer salida a Bahía de Maldonado</text:p>
          </table:table-cell>
          <table:table-cell table:style-name="ce7" office:value-type="string" calcext:value-type="string">
            <text:p>Experimentar y evaluar el uso de parte del equipamiento científico - técnico que será utilizado durante la ejecución de la propuesta <text:span text:style-name="T2">“Caracterización del fondo marino en la Bahía de Maldonado (inmediaciones de la Isla Gorriti) y evaluación de mejillón (</text:span><text:span text:style-name="T3">Mytilus edulis platensis</text:span><text:span text:style-name="T2">)”</text:span>. Puesta a punto del grupo de trabajo a ser embarcado durante las campañas.</text:p>
          </table:table-cell>
          <table:table-cell table:style-name="ce7" office:value-type="string" calcext:value-type="string">
            <text:p>https://raw.githubusercontent.com/guzmanlopez/PAS-DINARA/master/Iconos%20y%20figuras/Sonar-arena-roca-y-foto-arena-video.png</text:p>
          </table:table-cell>
          <table:table-cell table:style-name="ce7" office:value-type="string" calcext:value-type="string">
            <text:p>PAS-CIPAC-DINARA</text:p>
          </table:table-cell>
          <table:table-cell table:style-name="ce7" table:number-columns-repeated="3"/>
          <table:table-cell table:style-name="Default" office:value-type="string" calcext:value-type="string">
            <text:p>salida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5" number:min-integer-digits="1" number:grouping="true"/>
    </number:number-style>
    <number:date-style style:name="N12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od1" style:display-name="PageStyle_o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1:38:53.716780944</dc:date>
    <dc:creator>Guzmán López</dc:creator>
    <meta:editing-duration>P0D</meta:editing-duration>
    <meta:editing-cycles>1</meta:editing-cycles>
    <meta:document-statistic meta:table-count="1" meta:cell-count="22" meta:object-count="0"/>
    <meta:generator>LibreOffice/4.1.3.2$Linux_X86_64 LibreOffice_project/410m0$Build-2</meta:generator>
  </office:meta>
</office:document-meta>
</file>